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Untitled1" svg:font-family="Untitled1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1pt" officeooo:rsid="002e61a6" officeooo:paragraph-rsid="002e61a6" style:font-size-asian="11pt" style:font-size-complex="11pt"/>
    </style:style>
    <style:style style:name="P3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0de76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bacdc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11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8363" officeooo:paragraph-rsid="0024836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64f0" officeooo:paragraph-rsid="002c64f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a77a" officeooo:paragraph-rsid="002da7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64c" officeooo:paragraph-rsid="002f36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26eebd" style:text-blinking="false" fo:background-color="transparent" style:font-size-asian="11pt" style:font-size-complex="11pt"/>
    </style:style>
    <style:style style:name="P1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2b86d" style:text-blinking="false" fo:background-color="transparent" style:font-size-asian="11pt" style:font-size-complex="11pt"/>
    </style:style>
    <style:style style:name="P1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transparent" style:font-size-asian="11pt" style:font-size-complex="11pt"/>
    </style:style>
    <style:style style:name="P1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bacdc" style:text-blinking="false" fo:background-color="transparent" style:font-size-asian="11pt" style:font-size-complex="11pt"/>
    </style:style>
    <style:style style:name="P1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0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1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2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24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2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2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2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42c" officeooo:paragraph-rsid="002f642c" style:text-blinking="false" fo:background-color="transparent" style:font-size-asian="11pt" style:font-size-complex="11pt"/>
    </style:style>
    <style:style style:name="P2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#ffff00" style:font-size-asian="11pt" style:font-size-complex="11pt"/>
    </style:style>
    <style:style style:name="P2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Untitled1" fo:font-size="11pt" fo:font-style="normal" style:text-underline-style="none" fo:font-weight="bold" officeooo:rsid="002a06b0" officeooo:paragraph-rsid="002bacdc" style:text-blinking="false" fo:background-color="transparent" style:font-size-asian="11pt" style:font-size-complex="11pt"/>
    </style:style>
    <style:style style:name="P3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P3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2b86d" officeooo:paragraph-rsid="0026eebd" style:text-blinking="false" fo:background-color="transparent" style:font-size-asian="11pt" style:font-size-complex="11pt"/>
    </style:style>
    <style:style style:name="P3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4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9" style:family="text">
      <style:text-properties officeooo:rsid="0022b86d"/>
    </style:style>
    <style:style style:name="T10" style:family="text">
      <style:text-properties officeooo:rsid="00248363"/>
    </style:style>
    <style:style style:name="T11" style:family="text">
      <style:text-properties officeooo:rsid="002bacdc"/>
    </style:style>
    <style:style style:name="T12" style:family="text">
      <style:text-properties officeooo:rsid="002f36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docs-internal-guid-874089c3-7fff-b4f2-d4a4-fb9a77642bbb"/><text:span text:style-name="T8">Shadow Stalker</text:span><text:span text:style-name="T7"> </text:span></text:p>
      <text:p text:style-name="P29">SHADOW STALKER</text:p>
      <text:p text:style-name="P1"/>
      <text:p text:style-name="P10"><text:span text:style-name="T4">B</text:span><text:span text:style-name="T3">ugs</text:span></text:p>
      <text:p text:style-name="P7"/>
      <text:list xml:id="list412588600" text:style-name="L1">
        <text:list-item>
          <text:p text:style-name="P11">Player spawning on start menu</text:p>
        </text:list-item>
        <text:list-item>
          <text:p text:style-name="P12">Door indicator icon not working on prefab doors.</text:p>
        </text:list-item>
        <text:list-item>
          <text:p text:style-name="P13">Fix waterfall <text:span text:style-name="T12">design</text:span></text:p>
        </text:list-item>
        <text:list-item>
          <text:p text:style-name="P14">Player doesn’t die when lantern is out</text:p>
        </text:list-item>
      </text:list>
      <text:p text:style-name="P6"/>
      <text:p text:style-name="P8"><text:span text:style-name="T1">T</text:span><text:span text:style-name="T2">o Do</text:span></text:p>
      <text:p text:style-name="P3"/>
      <text:list xml:id="list3974918742" text:style-name="L2">
        <text:list-item>
          <text:p text:style-name="P15">Pages for Necronomicon</text:p>
        </text:list-item>
        <text:list-item>
          <text:p text:style-name="P16">Load / Save</text:p>
        </text:list-item>
        <text:list-item>
          <text:p text:style-name="P17">Level load times.</text:p>
        </text:list-item>
        <text:list-item>
          <text:p text:style-name="P18"><text:span text:style-name="T9">Level transition animatio</text:span><text:span text:style-name="T11">n</text:span></text:p>
        </text:list-item>
        <text:list-item>
          <text:p text:style-name="P33">Shader for crystals</text:p>
        </text:list-item>
        <text:list-item>
          <text:p text:style-name="P27">Background fade to black as lantern goes out</text:p>
        </text:list-item>
        <text:list-item>
          <text:p text:style-name="P19">Player dying <text:span text:style-name="T10">and reloading (save point?)</text:span></text:p>
        </text:list-item>
        <text:list-item>
          <text:p text:style-name="P25">Additional play animations (waking up at start of game)</text:p>
        </text:list-item>
        <text:list-item>
          <text:p text:style-name="P25">Madness effects (chromatic aberration), <text:span text:style-name="T9">illusions, </text:span><text:span text:style-name="T10">sounds of whispering</text:span></text:p>
        </text:list-item>
        <text:list-item>
          <text:p text:style-name="P23">Lift being at the bottom if the player enters from the town. </text:p>
        </text:list-item>
        <text:list-item>
          <text:p text:style-name="P25">Weather</text:p>
        </text:list-item>
        <text:list-item>
          <text:p text:style-name="P30">Player lantern animation</text:p>
        </text:list-item>
        <text:list-item>
          <text:p text:style-name="P30">Keys (relics) to unlock doors/start platforms/solve puzzles</text:p>
        </text:list-item>
        <text:list-item>
          <text:p text:style-name="P30">Key out of the level in the barn the player first sees when entering the town.</text:p>
        </text:list-item>
        <text:list-item>
          <text:p text:style-name="P19">Multi-level puzzles</text:p>
        </text:list-item>
        <text:list-item>
          <text:p text:style-name="P19">Flashlight on/off</text:p>
        </text:list-item>
        <text:list-item>
          <text:p text:style-name="P31">Lantern on/off</text:p>
        </text:list-item>
        <text:list-item>
          <text:p text:style-name="P19">Church holds the sun relic. This is the goal for the player and ends the game when obtained. It requires 5 pieces 6 with the inner circle?</text:p>
        </text:list-item>
        <text:list-item>
          <text:p text:style-name="P19">Player able to switch between no light, flashlight, and lantern. Lantern for short range. Flashlight for long range</text:p>
        </text:list-item>
        <text:list-item>
          <text:p text:style-name="P19">Glimpses of the “monsters”</text:p>
        </text:list-item>
        <text:list-item>
          <text:p text:style-name="P26">Player death (random times<text:span text:style-name="T11">)</text:span></text:p>
        </text:list-item>
        <text:list-item>
          <text:p text:style-name="P32">Moving platforms</text:p>
        </text:list-item>
        <text:list-item>
          <text:p text:style-name="P17">Conveyors</text:p>
        </text:list-item>
        <text:list-item>
          <text:p text:style-name="P28">Flickering light</text:p>
        </text:list-item>
      </text:list>
      <text:p text:style-name="P1"><text:soft-page-break/></text:p>
      <text:p text:style-name="P5">HUD</text:p>
      <text:list xml:id="list3878858580" text:style-name="L3">
        <text:list-item>
          <text:p text:style-name="P20">In the pause menu?</text:p>
        </text:list-item>
        <text:list-item>
          <text:p text:style-name="P20">Battery power indicator for flashlight</text:p>
        </text:list-item>
        <text:list-item>
          <text:p text:style-name="P20">Candle indicator for lantern</text:p>
        </text:list-item>
        <text:list-item>
          <text:p text:style-name="P20">Keys/relics the player has</text:p>
        </text:list-item>
      </text:list>
      <text:p text:style-name="P1"/>
      <text:p text:style-name="P5">Levels</text:p>
      <text:list xml:id="list1742584076" text:style-name="L4">
        <text:list-item>
          <text:p text:style-name="P21">Town</text:p>
        </text:list-item>
        <text:list-item>
          <text:p text:style-name="P21">Church (Sun relic)</text:p>
        </text:list-item>
        <text:list-item>
          <text:p text:style-name="P34"><text:span text:style-name="T5">Cave</text:span><text:span text:style-name="T6">s</text:span></text:p>
        </text:list-item>
        <text:list-item>
          <text:p text:style-name="P21">Mountain (snow)</text:p>
        </text:list-item>
        <text:list-item>
          <text:p text:style-name="P21">Forest (with sporadic cabins)</text:p>
        </text:list-item>
        <text:list-item>
          <text:p text:style-name="P21">Bell tower</text:p>
        </text:list-item>
        <text:list-item>
          <text:p text:style-name="P21">Graveyard/mausoleum</text:p>
        </text:list-item>
        <text:list-item>
          <text:p text:style-name="P21">Swamp</text:p>
        </text:list-item>
        <text:list-item>
          <text:p text:style-name="P21">Bridge </text:p>
        </text:list-item>
      </text:list>
      <text:p text:style-name="P1"/>
      <text:p text:style-name="P5">Puzzles/Level Design</text:p>
      <text:list xml:id="list2909897009" text:style-name="L5">
        <text:list-item>
          <text:p text:style-name="P22">Collect scrolls to unlock Sun key piece</text:p>
        </text:list-item>
        <text:list-item>
          <text:p text:style-name="P22">Find a lever that opens the cave<text:span text:style-name="T11">s</text:span></text:p>
        </text:list-item>
        <text:list-item>
          <text:p text:style-name="P24">Church door locked by sun shards and the inside to have the puzzle for the Necronomicon scrolls?</text:p>
        </text:list-item>
      </text:list>
      <text:p text:style-name="P1"/>
      <text:p text:style-name="P5">Narrative</text:p>
      <text:p text:style-name="P1"/>
      <text:p text:style-name="P4">We became the cogs in our own meat grinder.</text:p>
      <text:p text:style-name="P2">Captain’s Log Day 42 – We’ve been lost for 42 days nary a sight be seen but an island in the distance, we shall sail there and hope for salvation.</text:p>
      <text:p text:style-name="P4">...they come for us through the darkness...never the light...</text:p>
      <text:p text:style-name="P4">...light! More light!</text:p>
      <text:p text:style-name="P4">...we have come to call them shadow stalkers...</text:p>
      <text:p text:style-name="P4">...the absence of light draws them out...</text:p>
      <text:p text:style-name="P4">...cursed...will the darkness ever end?</text:p>
      <text:p text:style-name="P4">...whatever god or beast we angered...we have paid for it...</text:p>
      <text:p text:style-name="P4">...may the sun, willingly, come and guide us from this fate.</text:p>
      <text:p text:style-name="P4">...we spotted a wrecked ship. Hopes are someone survived and can save us.</text:p>
      <text:p text:style-name="P4"><text:soft-page-break/>...our records will surpass our lives...and tell the story of a horrible fate.</text:p>
      <text:p text:style-name="P4">...</text:p>
      <text:p text:style-name="P1"/>
      <text:p text:style-name="P4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Untitled1" svg:font-family="Untitled1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6-13T14:56:01.798419004</dc:date>
    <meta:editing-duration>PT7H28M36S</meta:editing-duration>
    <meta:editing-cycles>21</meta:editing-cycles>
    <meta:generator>LibreOffice/6.4.4.2$Linux_X86_64 LibreOffice_project/40$Build-2</meta:generator>
    <meta:document-statistic meta:table-count="0" meta:image-count="0" meta:object-count="0" meta:page-count="3" meta:paragraph-count="70" meta:word-count="452" meta:character-count="2467" meta:non-whitespace-character-count="2123"/>
  </office:meta>
</office:document-meta>
</file>